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948" officeooo:paragraph-rsid="001d9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2:01:57.151747810</meta:creation-date>
    <meta:generator>LibreOffice/6.2.7.1$Linux_X86_64 LibreOffice_project/20$Build-1</meta:generator>
    <dc:date>2019-12-23T12:02:52.538667674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